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Roboto Condensed" svg:font-family="'Roboto Condensed'" style:font-pitch="variable"/>
    <style:font-face style:name="Roboto Condensed1" svg:font-family="'Roboto Condensed'" style:font-adornments="Standard" style:font-pitch="variable"/>
    <style:font-face style:name="Roboto Medium" svg:font-family="'Roboto Medium'" style:font-adornments="Standard" style:font-pitch="variable"/>
    <style:font-face style:name="Roboto Mono" svg:font-family="'Roboto Mono'" style:font-pitch="variable"/>
    <style:font-face style:name="Times New Roman" svg:font-family="'Times New Roman'" style:font-family-generic="roman" style:font-pitch="variable"/>
  </office:font-face-decls>
  <office:automatic-styles>
    <style:style style:name="Tabelle2" style:family="table">
      <style:table-properties style:width="4.5cm" fo:margin-left="0cm" fo:margin-top="0cm" fo:margin-bottom="0.199cm" table:align="left" fo:background-color="transparent">
        <style:background-image/>
      </style:table-properties>
    </style:style>
    <style:style style:name="Tabelle2.A" style:family="table-column">
      <style:table-column-properties style:column-width="1.207cm"/>
    </style:style>
    <style:style style:name="Tabelle2.B" style:family="table-column">
      <style:table-column-properties style:column-width="1.291cm"/>
    </style:style>
    <style:style style:name="Tabelle2.C" style:family="table-column">
      <style:table-column-properties style:column-width="2.00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2" style:family="table-row">
      <style:table-row-properties fo:background-color="transparent">
        <style:background-image/>
      </style:table-row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e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3" style:family="table-cell">
      <style:table-cell-properties fo:background-color="#33cc66" fo:padding="0.097cm" fo:border-left="0.05pt solid #000000" fo:border-right="none" fo:border-top="none" fo:border-bottom="0.05pt solid #000000">
        <style:background-image/>
      </style:table-cell-properties>
    </style:style>
    <style:style style:name="Tabelle2.B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e2.B5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elle2.B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AccessKeys" style:family="table">
      <style:table-properties style:width="9.805cm" fo:margin-left="0cm" fo:margin-top="0cm" fo:margin-bottom="0.199cm" table:align="left" fo:background-color="transparent" style:may-break-between-rows="false">
        <style:background-image/>
      </style:table-properties>
    </style:style>
    <style:style style:name="AccessKeys.A" style:family="table-column">
      <style:table-column-properties style:column-width="3.207cm"/>
    </style:style>
    <style:style style:name="AccessKeys.B" style:family="table-column">
      <style:table-column-properties style:column-width="2.2cm"/>
    </style:style>
    <style:style style:name="AccessKeys.A1" style:family="table-cell">
      <style:table-cell-properties fo:padding="0.097cm" fo:border-left="0.05pt solid #000000" fo:border-right="none" fo:border-top="0.05pt solid #000000" fo:border-bottom="0.05pt solid #000000"/>
    </style:style>
    <style:style style:name="AccessKeys.D1" style:family="table-cell">
      <style:table-cell-properties fo:padding="0.097cm" fo:border="0.05pt solid #000000"/>
    </style:style>
    <style:style style:name="AccessKeys.A2" style:family="table-cell">
      <style:table-cell-properties fo:padding="0.097cm" fo:border-left="0.05pt solid #000000" fo:border-right="none" fo:border-top="none" fo:border-bottom="0.05pt solid #000000"/>
    </style:style>
    <style:style style:name="AccessKeys.B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AccessKeys.D2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AccessKeys.3" style:family="table-row">
      <style:table-row-properties fo:background-color="transparent">
        <style:background-image/>
      </style:table-row-properties>
    </style:style>
    <style:style style:name="AccessKeys.B3" style:family="table-cell">
      <style:table-cell-properties fo:background-color="#33cc66" fo:padding="0.097cm" fo:border-left="0.05pt solid #000000" fo:border-right="none" fo:border-top="none" fo:border-bottom="0.05pt solid #000000">
        <style:background-image/>
      </style:table-cell-properties>
    </style:style>
    <style:style style:name="AccessKeys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9.811cm" fo:margin-left="0cm" fo:margin-top="0cm" fo:margin-bottom="0cm" table:align="left" fo:background-color="transparent">
        <style:background-image/>
      </style:table-properties>
    </style:style>
    <style:style style:name="Tabelle1.A" style:family="table-column">
      <style:table-column-properties style:column-width="1.207cm"/>
    </style:style>
    <style:style style:name="Tabelle1.B" style:family="table-column">
      <style:table-column-properties style:column-width="1.993cm"/>
    </style:style>
    <style:style style:name="Tabelle1.C" style:family="table-column">
      <style:table-column-properties style:column-width="6.611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e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background-color="#33cc66" fo:padding="0.097cm" fo:border-left="0.05pt solid #000000" fo:border-right="none" fo:border-top="none" fo:border-bottom="0.05pt solid #000000">
        <style:background-image/>
      </style:table-cell-properties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Roboto Condensed" fo:font-size="10pt" fo:font-weight="bold" officeooo:paragraph-rsid="001e5d58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Roboto Condensed" fo:font-size="10pt" fo:font-weight="bold" officeooo:rsid="001728d9" officeooo:paragraph-rsid="001e5d58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Roboto Condensed" fo:font-size="10pt" fo:font-weight="bold" officeooo:rsid="00151750" officeooo:paragraph-rsid="001e5d58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Roboto Condensed" fo:font-size="10pt" officeooo:paragraph-rsid="001e5d58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Roboto Condensed" fo:font-size="10pt" officeooo:rsid="001728d9" officeooo:paragraph-rsid="001e5d58" style:font-size-asian="10pt" style:font-size-complex="10pt"/>
    </style:style>
    <style:style style:name="P6" style:family="paragraph" style:parent-style-name="Table_20_Contents">
      <loext:graphic-properties draw:fill="solid" draw:fill-color="#33cc66" draw:opacity="100%"/>
      <style:paragraph-properties fo:text-align="center" style:justify-single-word="false" fo:background-color="#33cc66"/>
      <style:text-properties style:font-name="Roboto Condensed" fo:font-size="10pt" officeooo:rsid="001728d9" officeooo:paragraph-rsid="001e5d58" style:font-size-asian="10pt" style:font-size-complex="10pt"/>
    </style:style>
    <style:style style:name="P7" style:family="paragraph" style:parent-style-name="Text_20_body">
      <style:text-properties officeooo:paragraph-rsid="001e5d58"/>
    </style:style>
    <style:style style:name="P8" style:family="paragraph" style:parent-style-name="Table_20_Contents">
      <style:paragraph-properties fo:text-align="center" style:justify-single-word="false"/>
      <style:text-properties style:font-name="Roboto Mono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text-properties officeooo:paragraph-rsid="001cf676"/>
    </style:style>
    <style:style style:name="P13" style:family="paragraph" style:parent-style-name="Heading_20_1">
      <style:text-properties officeooo:paragraph-rsid="001e5d58"/>
    </style:style>
    <style:style style:name="T1" style:family="text">
      <style:text-properties officeooo:rsid="0013b4af"/>
    </style:style>
    <style:style style:name="T2" style:family="text">
      <style:text-properties officeooo:rsid="0017525f"/>
    </style:style>
    <style:style style:name="T3" style:family="text">
      <style:text-properties officeooo:rsid="001a8c2a"/>
    </style:style>
    <style:style style:name="T4" style:family="text">
      <style:text-properties officeooo:rsid="001e5d58"/>
    </style:style>
    <style:style style:name="T5" style:family="text">
      <style:text-properties officeooo:rsid="001e9d62"/>
    </style:style>
    <style:style style:name="T6" style:family="text">
      <style:text-properties officeooo:rsid="0020f003"/>
    </style:style>
    <style:style style:name="T7" style:family="text">
      <style:text-properties officeooo:rsid="0022a5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BuzzerKeyboard</text:p>
      <text:p text:style-name="P7"><text:span text:style-name="T4">The buttons of the </text:span><text:span text:style-name="T7">k</text:span><text:span text:style-name="T4">eyboard </text:span><text:span text:style-name="T7">send</text:span><text:span text:style-name="T4"> the following keycodes</text:span>: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">Button</text:p>
          </table:table-cell>
          <table:table-cell table:style-name="Tabelle2.A1" office:value-type="string">
            <text:p text:style-name="P2">Color</text:p>
          </table:table-cell>
          <table:table-cell table:style-name="Tabelle2.C1" office:value-type="string">
            <text:p text:style-name="P3">Keycode</text:p>
          </table:table-cell>
        </table:table-row>
        <table:table-row table:style-name="Tabelle2.2">
          <table:table-cell table:style-name="Tabelle2.A2" office:value-type="string">
            <text:p text:style-name="P4">A</text:p>
          </table:table-cell>
          <table:table-cell table:style-name="Tabelle2.B2" office:value-type="string">
            <text:p text:style-name="P5">red</text:p>
          </table:table-cell>
          <table:table-cell table:style-name="Tabelle2.C2" office:value-type="string">
            <text:p text:style-name="P8">j</text:p>
          </table:table-cell>
        </table:table-row>
        <table:table-row table:style-name="Tabelle2.2">
          <table:table-cell table:style-name="Tabelle2.A2" office:value-type="string">
            <text:p text:style-name="P4">B</text:p>
          </table:table-cell>
          <table:table-cell table:style-name="Tabelle2.B3" office:value-type="string">
            <text:p text:style-name="P6">green</text:p>
          </table:table-cell>
          <table:table-cell table:style-name="Tabelle2.C2" office:value-type="string">
            <text:p text:style-name="P8">k</text:p>
          </table:table-cell>
        </table:table-row>
        <table:table-row table:style-name="Tabelle2.2">
          <table:table-cell table:style-name="Tabelle2.A2" office:value-type="string">
            <text:p text:style-name="P4">C</text:p>
          </table:table-cell>
          <table:table-cell table:style-name="Tabelle2.B4" office:value-type="string">
            <text:p text:style-name="P5">yellow</text:p>
          </table:table-cell>
          <table:table-cell table:style-name="Tabelle2.C2" office:value-type="string">
            <text:p text:style-name="P8">l</text:p>
          </table:table-cell>
        </table:table-row>
        <table:table-row table:style-name="Tabelle2.2">
          <table:table-cell table:style-name="Tabelle2.A2" office:value-type="string">
            <text:p text:style-name="P4">D</text:p>
          </table:table-cell>
          <table:table-cell table:style-name="Tabelle2.B5" office:value-type="string">
            <text:p text:style-name="P5">blue</text:p>
          </table:table-cell>
          <table:table-cell table:style-name="Tabelle2.C2" office:value-type="string">
            <text:p text:style-name="P8">m</text:p>
          </table:table-cell>
        </table:table-row>
        <table:table-row table:style-name="Tabelle2.2">
          <table:table-cell table:style-name="Tabelle2.A2" office:value-type="string">
            <text:p text:style-name="P4">E</text:p>
          </table:table-cell>
          <table:table-cell table:style-name="Tabelle2.B6" office:value-type="string">
            <text:p text:style-name="P5">white</text:p>
          </table:table-cell>
          <table:table-cell table:style-name="Tabelle2.C2" office:value-type="string">
            <text:p text:style-name="P8">n</text:p>
          </table:table-cell>
        </table:table-row>
      </table:table>
      <text:p text:style-name="P12"><text:span text:style-name="T6">Different web browsers expect different </text:span><text:span text:style-name="T4">keycode modifiers – see the configuration </text:span><text:span text:style-name="T5">mode</text:span>.</text:p>
      <table:table table:name="AccessKeys" table:style-name="AccessKeys">
        <table:table-column table:style-name="AccessKeys.A"/>
        <table:table-column table:style-name="AccessKeys.B" table:number-columns-repeated="3"/>
        <table:table-header-rows>
          <table:table-row>
            <table:table-cell table:style-name="AccessKeys.A1" office:value-type="string">
              <text:p text:style-name="P10"/>
            </table:table-cell>
            <table:table-cell table:style-name="AccessKeys.A1" office:value-type="string">
              <text:p text:style-name="P11">Windows</text:p>
            </table:table-cell>
            <table:table-cell table:style-name="AccessKeys.A1" office:value-type="string">
              <text:p text:style-name="P11">Linux</text:p>
            </table:table-cell>
            <table:table-cell table:style-name="AccessKeys.D1" office:value-type="string">
              <text:p text:style-name="P11">Mac</text:p>
            </table:table-cell>
          </table:table-row>
        </table:table-header-rows>
        <table:table-row>
          <table:table-cell table:style-name="AccessKeys.A2" office:value-type="string">
            <text:p text:style-name="Table_20_Contents"><text:span text:style-name="T3">Mozilla </text:span>Firefox</text:p>
          </table:table-cell>
          <table:table-cell table:style-name="AccessKeys.B2" office:value-type="string">
            <text:p text:style-name="P9"><text:span text:style-name="T4">[</text:span>AL<text:span text:style-name="T4">T]+[</text:span>SHIFT<text:span text:style-name="T4">]</text:span></text:p>
          </table:table-cell>
          <table:table-cell table:style-name="AccessKeys.B2" office:value-type="string">
            <text:p text:style-name="P9"><text:span text:style-name="T4">[</text:span>AL<text:span text:style-name="T4">T]+[</text:span>SHIFT<text:span text:style-name="T4">]</text:span></text:p>
          </table:table-cell>
          <table:table-cell table:style-name="AccessKeys.D2" office:value-type="string">
            <text:p text:style-name="P9"><text:span text:style-name="T4">[</text:span>ALT<text:span text:style-name="T4">]</text:span>+<text:span text:style-name="T4">[</text:span>CTRL<text:span text:style-name="T4">]</text:span></text:p>
          </table:table-cell>
        </table:table-row>
        <table:table-row table:style-name="AccessKeys.3">
          <table:table-cell table:style-name="AccessKeys.A2" office:value-type="string">
            <text:p text:style-name="Table_20_Contents">Microsoft Edge</text:p>
          </table:table-cell>
          <table:table-cell table:style-name="AccessKeys.B3" office:value-type="string">
            <text:p text:style-name="P9"><text:span text:style-name="T4">[</text:span>ALT<text:span text:style-name="T4">]</text:span></text:p>
          </table:table-cell>
          <table:table-cell table:style-name="AccessKeys.B2" office:value-type="string">
            <text:p text:style-name="P9"><text:span text:style-name="T4">[</text:span>AL<text:span text:style-name="T4">T]+[</text:span>SHIFT<text:span text:style-name="T4">]</text:span></text:p>
          </table:table-cell>
          <table:table-cell table:style-name="AccessKeys.D3" office:value-type="string">
            <text:p text:style-name="P9">-</text:p>
          </table:table-cell>
        </table:table-row>
        <table:table-row>
          <table:table-cell table:style-name="AccessKeys.A2" office:value-type="string">
            <text:p text:style-name="Table_20_Contents"><text:span text:style-name="T3">Google </text:span>Chrome</text:p>
          </table:table-cell>
          <table:table-cell table:style-name="AccessKeys.B2" office:value-type="string">
            <text:p text:style-name="P9"><text:span text:style-name="T4">[</text:span>AL<text:span text:style-name="T4">T]+[</text:span>SHIFT<text:span text:style-name="T4">]</text:span></text:p>
          </table:table-cell>
          <table:table-cell table:style-name="AccessKeys.B2" office:value-type="string">
            <text:p text:style-name="P9"><text:span text:style-name="T4">[</text:span>AL<text:span text:style-name="T4">T]+[</text:span>SHIFT<text:span text:style-name="T4">]</text:span></text:p>
          </table:table-cell>
          <table:table-cell table:style-name="AccessKeys.D2" office:value-type="string">
            <text:p text:style-name="P9"><text:span text:style-name="T4">[</text:span>ALT<text:span text:style-name="T4">]</text:span>+<text:span text:style-name="T4">[</text:span>CTRL<text:span text:style-name="T4">]</text:span></text:p>
          </table:table-cell>
        </table:table-row>
        <table:table-row>
          <table:table-cell table:style-name="AccessKeys.A2" office:value-type="string">
            <text:p text:style-name="Table_20_Contents">Chrom<text:span text:style-name="T3">ium</text:span></text:p>
          </table:table-cell>
          <table:table-cell table:style-name="AccessKeys.B2" office:value-type="string">
            <text:p text:style-name="P9"><text:span text:style-name="T4">[</text:span>AL<text:span text:style-name="T4">T]+[</text:span>SHIFT<text:span text:style-name="T4">]</text:span></text:p>
          </table:table-cell>
          <table:table-cell table:style-name="AccessKeys.B2" office:value-type="string">
            <text:p text:style-name="P9"><text:span text:style-name="T4">[</text:span>AL<text:span text:style-name="T4">T]+[</text:span>SHIFT<text:span text:style-name="T4">]</text:span></text:p>
          </table:table-cell>
          <table:table-cell table:style-name="AccessKeys.D2" office:value-type="string">
            <text:p text:style-name="P9"><text:span text:style-name="T4">[</text:span>ALT<text:span text:style-name="T4">]</text:span>+<text:span text:style-name="T4">[</text:span>CTRL<text:span text:style-name="T4">]</text:span></text:p>
          </table:table-cell>
        </table:table-row>
      </table:table>
      <text:h text:style-name="P13" text:outline-level="1">Configuration <text:span text:style-name="T5">Mode</text:span></text:h>
      <text:p text:style-name="P7">By pressing the red button for 5 seconds, the configuration mode is enabled. The configuration mode is indicated by a blinking activity LED.</text:p>
      <text:p text:style-name="P7">In the configuration mode, the buttons are used as follows <text:span text:style-name="T6">to change the emitted keycode modifier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1">Button</text:p>
          </table:table-cell>
          <table:table-cell table:style-name="Tabelle1.A1" office:value-type="string">
            <text:p text:style-name="P11">Color</text:p>
          </table:table-cell>
          <table:table-cell table:style-name="Tabelle1.C1" office:value-type="string">
            <text:p text:style-name="P10">Function</text:p>
          </table:table-cell>
        </table:table-row>
        <table:table-row table:style-name="Tabelle1.1">
          <table:table-cell table:style-name="Tabelle1.A2" office:value-type="string">
            <text:p text:style-name="P9">A</text:p>
          </table:table-cell>
          <table:table-cell table:style-name="Tabelle1.B2" office:value-type="string">
            <text:p text:style-name="P9">red</text:p>
          </table:table-cell>
          <table:table-cell table:style-name="Tabelle1.C2" office:value-type="string">
            <text:p text:style-name="Table_20_Contents">leave the configuration m<text:span text:style-name="T1">ode</text:span></text:p>
          </table:table-cell>
        </table:table-row>
        <table:table-row table:style-name="Tabelle1.1">
          <table:table-cell table:style-name="Tabelle1.A2" office:value-type="string">
            <text:p text:style-name="P9">B</text:p>
          </table:table-cell>
          <table:table-cell table:style-name="Tabelle1.B3" office:value-type="string">
            <text:p text:style-name="P9">green</text:p>
          </table:table-cell>
          <table:table-cell table:style-name="Tabelle1.C2" office:value-type="string">
            <text:p text:style-name="Table_20_Contents">set the keycode modifiers to <text:span text:style-name="T4">[</text:span>ALT<text:span text:style-name="T4">]</text:span></text:p>
          </table:table-cell>
        </table:table-row>
        <table:table-row table:style-name="Tabelle1.1">
          <table:table-cell table:style-name="Tabelle1.A2" office:value-type="string">
            <text:p text:style-name="P9">C</text:p>
          </table:table-cell>
          <table:table-cell table:style-name="Tabelle1.B4" office:value-type="string">
            <text:p text:style-name="P9">yellow</text:p>
          </table:table-cell>
          <table:table-cell table:style-name="Tabelle1.C2" office:value-type="string">
            <text:p text:style-name="Table_20_Contents">set the keycode modifiers to <text:span text:style-name="T4">[</text:span>ALT<text:span text:style-name="T4">]+[</text:span>SHIFT<text:span text:style-name="T4">]</text:span></text:p>
          </table:table-cell>
        </table:table-row>
        <table:table-row table:style-name="Tabelle1.1">
          <table:table-cell table:style-name="Tabelle1.A2" office:value-type="string">
            <text:p text:style-name="P9">D</text:p>
          </table:table-cell>
          <table:table-cell table:style-name="Tabelle1.B5" office:value-type="string">
            <text:p text:style-name="P9">blue</text:p>
          </table:table-cell>
          <table:table-cell table:style-name="Tabelle1.C5" office:value-type="string">
            <text:p text:style-name="Table_20_Contents">set the keycode modifiers to <text:span text:style-name="T4">[</text:span>ALT<text:span text:style-name="T4">]+[</text:span>CTRL<text:span text:style-name="T4">]</text:span></text:p>
          </table:table-cell>
        </table:table-row>
        <table:table-row table:style-name="Tabelle1.1">
          <table:table-cell table:style-name="Tabelle1.A6" office:value-type="string">
            <text:p text:style-name="P9">E</text:p>
          </table:table-cell>
          <table:table-cell table:style-name="Tabelle1.B6" office:value-type="string">
            <text:p text:style-name="P9">white</text:p>
          </table:table-cell>
          <table:table-cell table:style-name="Tabelle1.C6" office:value-type="string">
            <text:p text:style-name="Table_20_Contents">set the keycode modifiers to <text:span text:style-name="T4">[</text:span><text:span text:style-name="T2">NONE</text:span><text:span text:style-name="T4">]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Roboto Condensed" svg:font-family="'Roboto Condensed'" style:font-pitch="variable"/>
    <style:font-face style:name="Roboto Condensed1" svg:font-family="'Roboto Condensed'" style:font-adornments="Standard" style:font-pitch="variable"/>
    <style:font-face style:name="Roboto Medium" svg:font-family="'Roboto Medium'" style:font-adornments="Standard" style:font-pitch="variable"/>
    <style:font-face style:name="Roboto Mono" svg:font-family="'Roboto Mono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.21cm" style:contextual-spacing="false" fo:keep-with-next="always"/>
      <style:text-properties style:font-name="Roboto Medium" fo:font-family="'Roboto Medium'" style:font-style-name="Standard" style:font-pitch="variable" fo:font-size="18pt" fo:font-weight="normal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-left="0cm" fo:margin-right="0cm" fo:margin-top="0cm" fo:margin-bottom="0.212cm" style:contextual-spacing="false" fo:text-indent="0cm" style:auto-text-indent="false" style:page-number="auto"/>
      <style:text-properties style:font-name="Roboto Condensed" fo:font-family="'Roboto Condensed'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ext_20_body_20_indent" style:display-name="Text body indent" style:family="paragraph" style:parent-style-name="Text_20_body" style:list-style-name="List_20_1" style:class="text">
      <style:paragraph-properties fo:margin-left="2.499cm" fo:margin-right="0cm" fo:margin-top="0cm" fo:margin-bottom="0.199cm" style:contextual-spacing="false" fo:text-align="start" style:justify-single-word="false" fo:text-indent="-0.499cm" style:auto-text-indent="false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Roboto Condensed1" fo:font-family="'Roboto Condensed'" style:font-style-name="Standard" style:font-pitch="variable" fo:font-size="10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01cm" style:contextual-spacing="false" fo:text-indent="0cm" style:auto-text-indent="false"/>
      <style:text-properties style:font-name="Roboto Medium" fo:font-family="'Roboto Medium'" style:font-style-name="Standard" style:font-pitch="variable" fo:font-size="12pt" fo:font-weight="normal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499cm" fo:margin-bottom="1cm" fo:margin-left="2.499cm" fo:margin-right="2.499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ian Lorenz</meta:initial-creator>
    <meta:creation-date>2017-04-10T17:34:11.324410435</meta:creation-date>
    <dc:date>2023-11-17T11:41:12.635143720</dc:date>
    <dc:creator>Christian Lorenz</dc:creator>
    <meta:editing-duration>PT2H50M13S</meta:editing-duration>
    <meta:editing-cycles>14</meta:editing-cycles>
    <meta:generator>LibreOffice/7.4.7.2$Linux_X86_64 LibreOffice_project/40$Build-2</meta:generator>
    <dc:subject>Device Label</dc:subject>
    <dc:title>BuzzerKeyboard</dc:title>
    <meta:document-statistic meta:table-count="3" meta:image-count="0" meta:object-count="0" meta:page-count="1" meta:paragraph-count="61" meta:word-count="143" meta:character-count="889" meta:non-whitespace-character-count="806"/>
  </office:meta>
</office:document-meta>
</file>